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2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3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4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5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6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7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8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9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0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31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2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3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4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5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6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7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8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9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0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41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2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3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4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5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6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7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8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9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0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51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2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3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4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5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6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7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8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9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0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61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2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3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4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5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6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7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8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9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0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71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2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3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4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5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6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7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8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9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0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81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2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3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4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5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6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7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8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9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0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91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2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3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4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5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6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7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8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9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0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01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2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3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4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5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6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7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8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9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0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11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2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3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4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5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6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7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8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9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0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21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2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23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24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25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26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2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2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2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3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3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3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3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3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3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3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3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3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3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4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41" style:family="paragraph" style:parent-style-name="Standard">
      <style:text-properties officeooo:paragraph-rsid="018df001"/>
    </style:style>
    <style:style style:name="P242" style:family="paragraph" style:parent-style-name="Standard">
      <style:text-properties officeooo:rsid="01930f3f" officeooo:paragraph-rsid="01930f3f"/>
    </style:style>
    <style:style style:name="P243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45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46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47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48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49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50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51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52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53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54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55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56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57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58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59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60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61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62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63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64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65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66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67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68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69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70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71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72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73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74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75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76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77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78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79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80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81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82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83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84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85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86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87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88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89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90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91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92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93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94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95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96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97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98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99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00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01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02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03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04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05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06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07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08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09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10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11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12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13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14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15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16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17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18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1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2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21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22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23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24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25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26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27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28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29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30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31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32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33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34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35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36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3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33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3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4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41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42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43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44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45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46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47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48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49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50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51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52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53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54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55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56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57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58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59" style:family="paragraph" style:parent-style-name="Standard" style:list-style-name="L12">
      <style:text-properties officeooo:rsid="009a9ddc" officeooo:paragraph-rsid="009a9ddc"/>
    </style:style>
    <style:style style:name="P360" style:family="paragraph" style:parent-style-name="Standard" style:list-style-name="L18">
      <style:text-properties officeooo:paragraph-rsid="00ba59c5"/>
    </style:style>
    <style:style style:name="P361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4">Notes on React and Redux</text:p>
      <text:p text:style-name="P1">React </text:p>
      <text:list xml:id="list2472283757" text:style-name="L1">
        <text:list-item>
          <text:p text:style-name="P245">javascript library that handles <text:span text:style-name="T1">outputting</text:span> content and user interaction.</text:p>
        </text:list-item>
        <text:list-item>
          <text:p text:style-name="P246">Create components to manage the stuff </text:p>
          <text:list>
            <text:list-item>
              <text:p text:style-name="P246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38">event handler – <text:span text:style-name="T2">manages the user actions</text:span></text:p>
        </text:list-item>
        <text:list-item>
          <text:p text:style-name="P339">React library – defines what a component is and how they work together</text:p>
        </text:list-item>
        <text:list-item>
          <text:p text:style-name="P339">ReactDOM – how to take a component and make it show up on the DOM</text:p>
        </text:list-item>
      </text:list>
      <text:p text:style-name="P121"/>
      <text:p text:style-name="P2">JSX</text:p>
      <text:list xml:id="list3721601876" text:style-name="L2">
        <text:list-item>
          <text:p text:style-name="P247">javascript extension, determines the content of our react app just like normal HTML </text:p>
        </text:list-item>
      </text:list>
      <text:p text:style-name="P122"/>
      <text:p text:style-name="P4">Setup</text:p>
      <text:p text:style-name="P4">Install Node</text:p>
      <text:p text:style-name="P3">Create-react-app </text:p>
      <text:p text:style-name="P133">npm package for boilerplate code for react apps </text:p>
      <text:p text:style-name="P133">command: sudo npm install -g create-react-app <text:s/></text:p>
      <text:list xml:id="list2905503196" text:style-name="L3">
        <text:list-item>
          <text:p text:style-name="P248">creating an application </text:p>
        </text:list-item>
        <text:list-item>
          <text:p text:style-name="P248">command: create-react-app &lt;command&gt; </text:p>
        </text:list-item>
      </text:list>
      <text:p text:style-name="P123"/>
      <text:p text:style-name="P5">Why does create-react-app install many packages?</text:p>
      <text:p text:style-name="P124">Dependencies installed include Babel, Webpack, and Dev Server </text:p>
      <text:p text:style-name="P6">babel – <text:span text:style-name="T2">javascript transpiler – translate new ecmascript into old javascript </text:span></text:p>
      <text:p text:style-name="P135">Useful for running newer code on legacy browsers</text:p>
      <text:p text:style-name="P7">What does it include in a new create-react-app? </text:p>
      <text:p text:style-name="P125">Src – <text:span text:style-name="T17">source code</text:span></text:p>
      <text:p text:style-name="P125">public – <text:span text:style-name="T17">store static files like images</text:span></text:p>
      <text:p text:style-name="P125">node_modules – <text:span text:style-name="T17">contains all project dependencies</text:span></text:p>
      <text:p text:style-name="P125">package.json – <text:span text:style-name="T17">records our project dependencies</text:span></text:p>
      <text:p text:style-name="P126">package-lock.json – records exact version of dependencies</text:p>
      <text:p text:style-name="P125">readme.md – <text:span text:style-name="T17">instructions on how to use the project</text:span></text:p>
      <text:p text:style-name="P136"/>
      <text:p text:style-name="P8"><text:span text:style-name="T32">Bookmark – Notes on JSX Module</text:span> </text:p>
      <text:p text:style-name="P8">JXS </text:p>
      <text:p text:style-name="P127">javascript extended </text:p>
      <text:p text:style-name="P128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3"/>
      <text:p text:style-name="P10">ERROR – INLINE STYLING TO AN INDIVIDUAL ELEMENT</text:p>
      <text:p text:style-name="P134">The `style` prop expects a mapping from style properties to values, not a string. </text:p>
      <text:p text:style-name="P11">Change the syntax:</text:p>
      <text:p text:style-name="P129">example</text:p>
      <text:p text:style-name="P129">&lt;div style = {{backgroundColor:’red’}}&gt;&lt;/div&gt;</text:p>
      <text:p text:style-name="P12">Reference an object <text:span text:style-name="T30">to apply styling </text:span></text:p>
      <text:p text:style-name="P137">example 2</text:p>
      <text:p text:style-name="P130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8">In HTML, you use class</text:p>
      <text:p text:style-name="P138">ex.</text:p>
      <text:p text:style-name="P138">&lt;h1 class=”green”&gt; hi &lt;/h1&gt;</text:p>
      <text:p text:style-name="P138">In JSX, you use className</text:p>
      <text:p text:style-name="P138">ex.</text:p>
      <text:p text:style-name="P138">&lt;h1 className=”green”&gt; hi &lt;/h1&gt;</text:p>
      <text:p text:style-name="P133"/>
      <text:p text:style-name="P14">How about referencing variables in JSX?</text:p>
      <text:p text:style-name="P139">Use {} to reference it</text:p>
      <text:p text:style-name="P140">ex. </text:p>
      <text:p text:style-name="P140">const buttontext=”clicked”;</text:p>
      <text:p text:style-name="P140">&lt;h1&gt;{buttontext} &lt;/h1&gt;</text:p>
      <text:p text:style-name="P140"/>
      <text:p text:style-name="P15">Values JSX cannot show.</text:p>
      <text:p text:style-name="P131"><text:span text:style-name="T18">Objects</text:span> are not valid as a React child</text:p>
      <text:p text:style-name="P132">You can use objects but you must reference their childs.</text:p>
      <text:p text:style-name="P140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3"/>
      <text:p text:style-name="P19">3 pillars of React Component Usage</text:p>
      <text:list xml:id="list158017457" text:style-name="L4">
        <text:list-item>
          <text:p text:style-name="P340">Component nesting – <text:span text:style-name="T2">component within anther component</text:span></text:p>
        </text:list-item>
        <text:list-item>
          <text:p text:style-name="P340">component reuseability – <text:span text:style-name="T2">reusable code</text:span></text:p>
        </text:list-item>
        <text:list-item>
          <text:p text:style-name="P340">component configuration – <text:span text:style-name="T2">configure a component when it is created</text:span></text:p>
        </text:list-item>
      </text:list>
      <text:p text:style-name="P133"/>
      <text:p text:style-name="P20">Styling options for React</text:p>
      <text:p text:style-name="P141">Semantics-U<text:span text:style-name="T33">I</text:span></text:p>
      <text:p text:style-name="P133"/>
      <text:p text:style-name="P21">How to use components ?</text:p>
      <text:p text:style-name="P21">Use the tags.</text:p>
      <text:p text:style-name="P142">&lt;<text:span text:style-name="T34">nameofcomponent</text:span> /&gt; </text:p>
      <text:p text:style-name="P142"/>
      <text:p text:style-name="P22">How to use the props in JSX</text:p>
      <text:p text:style-name="P23">props – <text:span text:style-name="T2">system to pass data from the parent down to the child. </text:span></text:p>
      <text:p text:style-name="P143">Example </text:p>
      <text:p text:style-name="P143">&lt;component propname= “prop-value”/&gt;</text:p>
      <text:p text:style-name="P24">Passing javascript variables using props</text:p>
      <text:p text:style-name="P144">const text=”hi”;</text:p>
      <text:p text:style-name="P144">&lt;comment texter={text}/&gt;</text:p>
      <text:p text:style-name="P133"/>
      <text:p text:style-name="P227">Class based components vs Function based components</text:p>
      <text:p text:style-name="P145">Function based – use for simple content</text:p>
      <text:p text:style-name="P145">Class based – use for complex components</text:p>
      <text:list xml:id="list548164752" text:style-name="L5">
        <text:list-item>
          <text:p text:style-name="P249">easier time organizing code </text:p>
        </text:list-item>
        <text:list-item>
          <text:p text:style-name="P249">can use state to handle user input </text:p>
        </text:list-item>
        <text:list-item>
          <text:p text:style-name="P249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14568419" text:style-name="L6">
        <text:list-item>
          <text:p text:style-name="P250">Must be a javascript class </text:p>
        </text:list-item>
        <text:list-item>
          <text:p text:style-name="P250">must extend (subclass) react.component </text:p>
        </text:list-item>
        <text:list-item>
          <text:p text:style-name="P250">must define a render method that returns some amount of jsx</text:p>
        </text:list-item>
      </text:list>
      <text:p text:style-name="P133"/>
      <text:p text:style-name="P228">State in React Components</text:p>
      <text:p text:style-name="P27">Rules of state</text:p>
      <text:list xml:id="list3192210611" text:style-name="L7">
        <text:list-item>
          <text:p text:style-name="P251">usable only with class components </text:p>
        </text:list-item>
        <text:list-item>
          <text:p text:style-name="P251">you will confuse props with state!</text:p>
        </text:list-item>
        <text:list-item>
          <text:p text:style-name="P251"><text:span text:style-name="T18">State is a JS object</text:span> that contains dta to a component </text:p>
        </text:list-item>
        <text:list-item>
          <text:p text:style-name="P252">updating the state will cause the component to rerender immediately </text:p>
        </text:list-item>
        <text:list-item>
          <text:p text:style-name="P252">state must be initialized <text:span text:style-name="T35">when component is created</text:span></text:p>
        </text:list-item>
        <text:list-item>
          <text:p text:style-name="P252">state can only be updated by the setState property </text:p>
        </text:list-item>
      </text:list>
      <text:p text:style-name="P133"/>
      <text:p text:style-name="P28">What is super?</text:p>
      <text:p text:style-name="P146">class App extends React.Component{</text:p>
      <text:p text:style-name="P146"><text:s text:c="2"/>constructor(props){</text:p>
      <text:p text:style-name="P146"><text:s text:c="4"/>super(props);</text:p>
      <text:p text:style-name="P146"><text:s text:c="2"/>}</text:p>
      <text:list xml:id="list572454257" text:style-name="L8">
        <text:list-item>
          <text:p text:style-name="P253">we are overriding the constructor class that is in the React.component class. </text:p>
        </text:list-item>
        <text:list-item>
          <text:p text:style-name="P253">It is a reference to the parents constructor function </text:p>
        </text:list-item>
      </text:list>
      <text:p text:style-name="P133"/>
      <text:p text:style-name="P29">You only do initial assignment in the constructor. </text:p>
      <text:p text:style-name="P29"/>
      <text:p text:style-name="P22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6"/>
      <text:p text:style-name="P156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31"><text:soft-page-break/>Component Lifecycle Methods</text:p>
      <text:p text:style-name="P31">Functions called during a components lifecycle</text:p>
      <text:list xml:id="list3970719654" text:style-name="L9">
        <text:list-item>
          <text:p text:style-name="P254">constructor – called when new instance of component is created</text:p>
          <text:list>
            <text:list-item>
              <text:p text:style-name="P255">ONLY INVOKED 1 TIME</text:p>
            </text:list-item>
          </text:list>
        </text:list-item>
        <text:list-item>
          <text:p text:style-name="P254">rendor – called when component is used</text:p>
        </text:list-item>
        <text:list-item>
          <text:p text:style-name="P254">componentDidMount – <text:span text:style-name="T37">best time for data loading</text:span></text:p>
          <text:list>
            <text:list-item>
              <text:p text:style-name="P256">making requests to APIs, geo-location</text:p>
            </text:list-item>
            <text:list-item>
              <text:p text:style-name="P255">ONLY INVOKED 1 TIME</text:p>
            </text:list-item>
          </text:list>
        </text:list-item>
        <text:list-item>
          <text:p text:style-name="P254">compnentDidUpdate – <text:span text:style-name="T38">time to data load new data when state changes</text:span></text:p>
        </text:list-item>
        <text:list-item>
          <text:p text:style-name="P254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7"><text:s text:c="2"/>constructor(props){</text:p>
      <text:p text:style-name="P147"><text:s text:c="4"/>super(props);</text:p>
      <text:p text:style-name="P147"><text:s text:c="4"/>//ONLY ACCEPTABLE TIME</text:p>
      <text:p text:style-name="P147"><text:s text:c="4"/>this.state={lat:null, errorMessage: ''};</text:p>
      <text:p text:style-name="P147"><text:s text:c="2"/>}</text:p>
      <text:p text:style-name="P147"/>
      <text:p text:style-name="P32">2<text:span text:style-name="T40">nd</text:span> way</text:p>
      <text:p text:style-name="P147"><text:s text:c="2"/>state = {lat:null,errorMessage:''};</text:p>
      <text:p text:style-name="P133"/>
      <text:p text:style-name="P230">Notes on Handling User input with Forms and Events</text:p>
      <text:p text:style-name="P148">Project 4 uses API’s and forms with HTML</text:p>
      <text:p text:style-name="P33">Never put parenthsis for callbuck functions.</text:p>
      <text:p text:style-name="P133"><text:s text:c="2"/>onInputChange(){</text:p>
      <text:p text:style-name="P133"/>
      <text:p text:style-name="P133"><text:s text:c="2"/>}</text:p>
      <text:p text:style-name="P133"/>
      <text:p text:style-name="P133">&lt;input type="text" onChange={this.onInputChange}/&gt;</text:p>
      <text:p text:style-name="P149">See how there is no parenthesis?</text:p>
      <text:p text:style-name="P149"/>
      <text:p text:style-name="P34">Ways to handle form events</text:p>
      <text:list xml:id="list2287648435" text:style-name="L10">
        <text:list-item>
          <text:p text:style-name="P341">onClick – <text:span text:style-name="T2">user clicks something</text:span></text:p>
        </text:list-item>
        <text:list-item>
          <text:p text:style-name="P341">onChange – <text:span text:style-name="T2">user changes text in an input</text:span></text:p>
        </text:list-item>
        <text:list-item>
          <text:p text:style-name="P341">onSubmit – <text:span text:style-name="T2">user submits a form</text:span></text:p>
        </text:list-item>
      </text:list>
      <text:p text:style-name="P133"/>
      <text:p text:style-name="P35">Controlled vs uncontrolled form elements</text:p>
      <text:p text:style-name="P36">Main difference - </text:p>
      <text:p text:style-name="P157">Controlled elements are able to return the value of state key pairs at any time!</text:p>
      <text:p text:style-name="P37">Controlled elements store values in components, not the DOM.</text:p>
      <text:p text:style-name="P157"/>
      <text:list xml:id="list1399579677" text:style-name="L11">
        <text:list-item>
          <text:p text:style-name="P257">uncontrolled</text:p>
          <text:list>
            <text:list-item>
              <text:p text:style-name="P257"><text:s/></text:p>
            </text:list-item>
          </text:list>
        </text:list-item>
        <text:list-item>
          <text:p text:style-name="P257">controlled</text:p>
          <text:list>
            <text:list-item>
              <text:p text:style-name="P259">Follows a flow to know what the value of state key pairs are at any time</text:p>
              <text:list>
                <text:list-item>
                  <text:p text:style-name="P260">Flow</text:p>
                </text:list-item>
                <text:list-item>
                  <text:p text:style-name="P260">user types in input </text:p>
                </text:list-item>
                <text:list-item>
                  <text:p text:style-name="P260">callback gets invoked </text:p>
                </text:list-item>
                <text:list-item>
                  <text:p text:style-name="P260">call setState with new value </text:p>
                </text:list-item>
                <text:list-item>
                  <text:p text:style-name="P258"><text:soft-page-break/><text:span text:style-name="T42">component rerenders</text:span> </text:p>
                </text:list-item>
                <text:list-item>
                  <text:p text:style-name="P260">input is told what its value is</text:p>
                </text:list-item>
              </text:list>
            </text:list-item>
          </text:list>
        </text:list-item>
      </text:list>
      <text:p text:style-name="P150"/>
      <text:p text:style-name="P38">Make sure to prevent webpage from reloading after hitting enter.</text:p>
      <text:p text:style-name="P38"/>
      <text:p text:style-name="P39">Understanding this in JS</text:p>
      <text:p text:style-name="P151">Example</text:p>
      <text:p text:style-name="P151"><text:s text:c="2"/>onFormSubmit(e){</text:p>
      <text:p text:style-name="P151"><text:s text:c="4"/>e.preventDefault();</text:p>
      <text:p text:style-name="P151"><text:s text:c="4"/>console.log(this.state.term);</text:p>
      <text:p text:style-name="P151"><text:s text:c="2"/>}</text:p>
      <text:p text:style-name="P151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2">Anytime you want to find the value of this, look to the left of the function call.</text:p>
      <text:p text:style-name="P153">ex. </text:p>
      <text:p text:style-name="P153">class Car{</text:p>
      <text:p text:style-name="P153"><text:tab/>setDriveSound(sound){</text:p>
      <text:p text:style-name="P153"><text:tab/>this.sound=sound;</text:p>
      <text:p text:style-name="P153">}</text:p>
      <text:p text:style-name="P153"><text:tab/>drive(){</text:p>
      <text:p text:style-name="P153"><text:tab/>return this.sound;</text:p>
      <text:p text:style-name="P153">}</text:p>
      <text:p text:style-name="P153">}</text:p>
      <text:p text:style-name="P153"/>
      <text:p text:style-name="P153">car.drive();</text:p>
      <text:p text:style-name="P153">look to the left of drive</text:p>
      <text:p text:style-name="P42">Ways to solve this error?</text:p>
      <text:list xml:id="list4056764432" text:style-name="L12">
        <text:list-item>
          <text:p text:style-name="P342">Use the bind method</text:p>
          <text:p text:style-name="P359"><text:span text:style-name="T18">this.drive = this.drive.bind(this);</text:span><text:span text:style-name="T2"> </text:span></text:p>
        </text:list-item>
      </text:list>
      <text:p text:style-name="P154">class Car{</text:p>
      <text:p text:style-name="P154"><text:tab/>setDriveSound(sound){</text:p>
      <text:p text:style-name="P154"><text:tab/>this.sound=<text:span text:style-name="T43">this.</text:span>sound.<text:span text:style-name="T43">bind(this)</text:span>;</text:p>
      <text:p text:style-name="P154">}</text:p>
      <text:p text:style-name="P154"><text:tab/>drive(){</text:p>
      <text:p text:style-name="P154"><text:tab/>return this.sound;</text:p>
      <text:p text:style-name="P154">}</text:p>
      <text:p text:style-name="P154">}</text:p>
      <text:p text:style-name="P154"/>
      <text:p text:style-name="P154">car.drive();</text:p>
      <text:list xml:id="list2643566349" text:style-name="L13">
        <text:list-item>
          <text:p text:style-name="P343">use an arrow function </text:p>
        </text:list-item>
        <text:list-item>
          <text:p text:style-name="P344">they dont have a this. The this in arrow functions are variables and can use the parents this when one is found.</text:p>
        </text:list-item>
        <text:list-item>
          <text:p text:style-name="P261"/>
        </text:list-item>
      </text:list>
      <text:p text:style-name="P43"/>
      <text:p text:style-name="P151"/>
      <text:p text:style-name="P151"/>
      <text:p text:style-name="P151"/>
      <text:p text:style-name="P151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51"/>
      <text:p text:style-name="P155"><text:span text:style-name="T18">Using props</text:span> <text:span text:style-name="T18">in class based components</text:span></text:p>
      <text:p text:style-name="P155">class App extends React.Component{</text:p>
      <text:p text:style-name="P155"><text:tab/>this.props.value=5;</text:p>
      <text:p text:style-name="P155">}</text:p>
      <text:p text:style-name="P151"/>
      <text:p text:style-name="P23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92212378" text:style-name="L14">
        <text:list-item>
          <text:p text:style-name="P262">3<text:span text:style-name="T40">rd</text:span> party package</text:p>
        </text:list-item>
        <text:list-item>
          <text:p text:style-name="P264">install axios in cli</text:p>
        </text:list-item>
      </text:list>
      <text:p text:style-name="P48"/>
      <text:p text:style-name="P48">Fetch</text:p>
      <text:list xml:id="list2809391591" text:style-name="L15">
        <text:list-item>
          <text:p text:style-name="P263">function built into modern browsers</text:p>
        </text:list-item>
      </text:list>
      <text:p text:style-name="P158"/>
      <text:p text:style-name="P49">Handling requests with async wait</text:p>
      <text:list xml:id="list3224177709" text:style-name="L16">
        <text:list-item>
          <text:p text:style-name="P345">Flow <text:span text:style-name="T2">of requests</text:span></text:p>
          <text:list>
            <text:list-item>
              <text:p text:style-name="P265">component renders itself 1 time </text:p>
            </text:list-item>
            <text:list-item>
              <text:p text:style-name="P265">onsearchsubmit method called </text:p>
            </text:list-item>
            <text:list-item>
              <text:p text:style-name="P265">request made to unsplash </text:p>
              <text:list>
                <text:list-item>
                  <text:p text:style-name="P265">wait ... </text:p>
                </text:list-item>
              </text:list>
            </text:list-item>
            <text:list-item>
              <text:p text:style-name="P265">request complete </text:p>
            </text:list-item>
            <text:list-item>
              <text:p text:style-name="P265">set image data on state of app component </text:p>
            </text:list-item>
            <text:list-item>
              <text:p text:style-name="P265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378758641" text:style-name="L17">
        <text:list-item>
          <text:p text:style-name="P266">add a .then to handle the <text:s/>promises(just an object) returned.</text:p>
        </text:list-item>
        <text:list-item>
          <text:p text:style-name="P266"><text:span text:style-name="T18">.</text:span><text:span text:style-name="T21">then only runs after promise is returned.</text:span> </text:p>
        </text:list-item>
      </text:list>
      <text:p text:style-name="P161">Example </text:p>
      <text:p text:style-name="P161">axios.get(https.google.com/hi).<text:span text:style-name="T18">then</text:span>((response) =&gt; {console.log(response)})</text:p>
      <text:list xml:id="list174911673394673" text:continue-numbering="true" text:style-name="L17">
        <text:list-item>
          <text:p text:style-name="P267"><text:s/></text:p>
        </text:list-item>
        <text:list-item>
          <text:p text:style-name="P267"><text:span text:style-name="T22">Use async </text:span><text:span text:style-name="T23">and await keywords</text:span></text:p>
        </text:list-item>
      </text:list>
      <text:p text:style-name="P52">Example </text:p>
      <text:p text:style-name="P162"><text:span text:style-name="T18">async</text:span> functioncalled (){</text:p>
      <text:p text:style-name="P162"><text:tab/>const response = <text:span text:style-name="T18">await</text:span> axios.get(‘www.google.com’);</text:p>
      <text:p text:style-name="P162"/>
      <text:p text:style-name="P51">ERROR – THIS.SETSTATE IS NOT A FUNCTION </text:p>
      <text:p text:style-name="P163">setup an arrow function to fix it.</text:p>
      <text:p text:style-name="P159"/>
      <text:p text:style-name="P232">Notes on CSS Grid</text:p>
      <text:p text:style-name="P159">grid-template-columns: repeat(auto-fill,minmax(250px,1fr));</text:p>
      <text:list xml:id="list3932170545" text:style-name="L18">
        <text:list-item>
          <text:p text:style-name="P268">This will create columns that are automatically generated. Each column will be 250px min</text:p>
        </text:list-item>
        <text:list-item>
          <text:p text:style-name="P360"><text:span text:style-name="T4"><text:s/></text:span><text:span text:style-name="T5">1fr stands for 1 fractional unit which is 1 unit of the available space</text:span></text:p>
        </text:list-item>
      </text:list>
      <text:p text:style-name="P164"/>
      <text:p text:style-name="P53">Accessing the DOM with refs </text:p>
      <text:list xml:id="list2254736346" text:style-name="L19">
        <text:list-item>
          <text:p text:style-name="P269">let ImageCard render itself </text:p>
        </text:list-item>
        <text:list-item>
          <text:p text:style-name="P269">reach into the DOM and figure out hegiht of the image </text:p>
        </text:list-item>
        <text:list-item>
          <text:p text:style-name="P269">set height on state of component </text:p>
        </text:list-item>
        <text:list-item>
          <text:p text:style-name="P269">assign a grid-row-end to make sure image takes up appropriate space</text:p>
        </text:list-item>
        <text:list-item>
          <text:p text:style-name="P346">use static span (span 2) or dynamic spans</text:p>
        </text:list-item>
      </text:list>
      <text:p text:style-name="P54"/>
      <text:p text:style-name="P54">React refs</text:p>
      <text:list xml:id="list3238982688" text:style-name="L20">
        <text:list-item>
          <text:p text:style-name="P270">gives access to a single DOM elements </text:p>
        </text:list-item>
        <text:list-item>
          <text:p text:style-name="P270">create refs in constructor, assign to instance variables, then pass to a jsx element as props</text:p>
        </text:list-item>
      </text:list>
      <text:p text:style-name="P159"/>
      <text:p text:style-name="P233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679572967" text:style-name="L21">
        <text:list-item>
          <text:p text:style-name="P347">Action Creator</text:p>
          <text:list>
            <text:list-item>
              <text:p text:style-name="P271">function that creates/returns js object <text:span text:style-name="T24">which is an action</text:span></text:p>
            </text:list-item>
          </text:list>
        </text:list-item>
        <text:list-item>
          <text:p text:style-name="P347">Action </text:p>
          <text:list>
            <text:list-item>
              <text:p text:style-name="P271">js object that has type and payload property </text:p>
            </text:list-item>
            <text:list-item>
              <text:p text:style-name="P271">describes change and the context of change in our departments </text:p>
            </text:list-item>
          </text:list>
        </text:list-item>
        <text:list-item>
          <text:p text:style-name="P347">dispatch </text:p>
          <text:list>
            <text:list-item>
              <text:p text:style-name="P272">function takes action, makes copies of it, and passes it to other functions/locations</text:p>
            </text:list-item>
          </text:list>
        </text:list-item>
        <text:list-item>
          <text:p text:style-name="P347">Reducers </text:p>
          <text:list>
            <text:list-item>
              <text:p text:style-name="P273">function that takes actions, and some data and make action to that data</text:p>
            </text:list-item>
            <text:list-item>
              <text:p text:style-name="P273">it centralizes that data as well </text:p>
            </text:list-item>
          </text:list>
        </text:list-item>
        <text:list-item>
          <text:p text:style-name="P347">State</text:p>
          <text:list>
            <text:list-item>
              <text:p text:style-name="P274">object that holds all central data, referenced by reducer</text:p>
            </text:list-item>
          </text:list>
        </text:list-item>
      </text:list>
      <text:p text:style-name="P165"/>
      <text:p text:style-name="P58">Building an insurance company Analogy for Redux </text:p>
      <text:p text:style-name="P166"><text:soft-page-break/>policy </text:p>
      <text:p text:style-name="P166">claim </text:p>
      <text:p text:style-name="P166">customer </text:p>
      <text:p text:style-name="P166"/>
      <text:p text:style-name="P167">Flow of insurance company </text:p>
      <text:list xml:id="list4197707662" text:style-name="L22">
        <text:list-item>
          <text:p text:style-name="P275">customer sends form to form receiver </text:p>
        </text:list-item>
        <text:list-item>
          <text:p text:style-name="P275">receiver sends the form to <text:span text:style-name="T45">all</text:span> 3 departments </text:p>
          <text:list>
            <text:list-item>
              <text:p text:style-name="P275">claims history </text:p>
            </text:list-item>
            <text:list-item>
              <text:p text:style-name="P276">policies</text:p>
              <text:list>
                <text:list-item>
                  <text:p text:style-name="P277">maintain list of customers with policies </text:p>
                </text:list-item>
              </text:list>
            </text:list-item>
            <text:list-item>
              <text:p text:style-name="P275">accounting </text:p>
            </text:list-item>
          </text:list>
        </text:list-item>
        <text:list-item>
          <text:p text:style-name="P278">Management will need to ask how many users have policies. </text:p>
          <text:list>
            <text:list-item>
              <text:p text:style-name="P278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9"/>
      <text:p text:style-name="P59">How does this explain Redux?<text:line-break/><text:span text:style-name="T46">In our example, the roles are as follows:</text:span></text:p>
      <text:list xml:id="list4024388694" text:style-name="L23">
        <text:list-item>
          <text:p text:style-name="P348"><text:span text:style-name="T6">Action Creator → person dropping off Form</text:span><text:span text:style-name="T2"> </text:span></text:p>
        </text:list-item>
        <text:list-item>
          <text:p text:style-name="P279">Action → the Form</text:p>
        </text:list-item>
        <text:list-item>
          <text:p text:style-name="P279">dispatch → form receiver</text:p>
        </text:list-item>
        <text:list-item>
          <text:p text:style-name="P279">Reducers → departments </text:p>
        </text:list-item>
        <text:list-item>
          <text:p text:style-name="P349"><text:span text:style-name="T6">State → compiled department data</text:span><text:span text:style-name="T2"> </text:span></text:p>
        </text:list-item>
      </text:list>
      <text:p text:style-name="P174"/>
      <text:p text:style-name="P174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4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4"/>
      <text:p text:style-name="P174"/>
      <text:p text:style-name="P174"/>
      <text:p text:style-name="P174"/>
      <text:p text:style-name="P174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59"/>
      <text:p text:style-name="P159"/>
      <text:p text:style-name="P159"/>
      <text:p text:style-name="P159"/>
      <text:p text:style-name="P61">Overview of App #7 </text:p>
      <text:p text:style-name="P175">Store will be provided to Provider as props. </text:p>
      <text:p text:style-name="P175">It will be passed to App.</text:p>
      <text:p text:style-name="P175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8"><text:soft-page-break/>Final view of how the components will interact.</text:p>
      <text:p text:style-name="P168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9"/>
      <text:p text:style-name="P159"/>
      <text:p text:style-name="P63">Types of exports</text:p>
      <text:p text:style-name="P63">Default export</text:p>
      <text:p text:style-name="P159">const selectSong = (song) =&gt;{</text:p>
      <text:p text:style-name="P159"><text:s text:c="2"/>return {</text:p>
      <text:p text:style-name="P159"><text:s text:c="4"/>type: 'SONG_SELECTED',</text:p>
      <text:p text:style-name="P159"><text:s text:c="4"/>payload: song</text:p>
      <text:p text:style-name="P159"><text:s text:c="2"/>};</text:p>
      <text:p text:style-name="P159">};</text:p>
      <text:p text:style-name="P169">export default selectSong</text:p>
      <text:p text:style-name="P169"/>
      <text:p text:style-name="P64">named export </text:p>
      <text:p text:style-name="P169">export const selectSong = (song) =&gt;{</text:p>
      <text:p text:style-name="P169"><text:s text:c="2"/>return {</text:p>
      <text:p text:style-name="P169"><text:s text:c="4"/>type: 'SONG_SELECTED',</text:p>
      <text:p text:style-name="P169"><text:s text:c="4"/>payload: song</text:p>
      <text:p text:style-name="P169"><text:s text:c="2"/>};</text:p>
      <text:p text:style-name="P169">};</text:p>
      <text:p text:style-name="P159"/>
      <text:p text:style-name="P65">Why couldnt we called the selectedSong immediately?<text:line-break/>Why must we hook up selectSong to connect?</text:p>
      <text:p text:style-name="P66">Redux is not magic. </text:p>
      <text:p text:style-name="P170">Redux doest not detect action creators being called </text:p>
      <text:p text:style-name="P171">Redux does not detect a function returning an object that is an action </text:p>
      <text:p text:style-name="P172">In the project, <text:span text:style-name="T18">we add selectSong to connect to have the action be passed to the reducers</text:span></text:p>
      <text:p text:style-name="P159"/>
      <text:p text:style-name="P159"/>
      <text:p text:style-name="P234"><text:soft-page-break/>Notes on Async await with Redux Chunk</text:p>
      <text:p text:style-name="P67">General data loading with Redux</text:p>
      <text:list xml:id="list353755806" text:style-name="L24">
        <text:list-item>
          <text:p text:style-name="P280">component gets rendered </text:p>
        </text:list-item>
        <text:list-item>
          <text:p text:style-name="P280">component’s ‘componentDidMount’ lifecycle method gets called </text:p>
        </text:list-item>
        <text:list-item>
          <text:p text:style-name="P281">we call action creator from ‘componentDidMount’</text:p>
        </text:list-item>
        <text:list-item>
          <text:p text:style-name="P281">Action creator runs code to make API request </text:p>
        </text:list-item>
        <text:list-item>
          <text:p text:style-name="P281">API responds with data</text:p>
        </text:list-item>
        <text:list-item>
          <text:p text:style-name="P282">action creator returns an action with fetched data on payload property </text:p>
        </text:list-item>
        <text:list-item>
          <text:p text:style-name="P282">reducer sees the action, returns data off the payload </text:p>
        </text:list-item>
        <text:list-item>
          <text:p text:style-name="P283">we generate new state object, which makes redux/react-redux rerender out app</text:p>
        </text:list-item>
      </text:list>
      <text:p text:style-name="P159"/>
      <text:p text:style-name="P68">ERROR : <text:span text:style-name="T7">Actions must be plain objects. Use custom middleware for async actions.</text:span></text:p>
      <text:p text:style-name="P159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6">This is what is happening. <text:span text:style-name="T48">When we call jsonplaceholder with async/await responses, it returns the requested object, not the action!</text:span></text:p>
      <text:p text:style-name="P176"/>
      <text:p text:style-name="P69">How about removing async/await?</text:p>
      <text:p text:style-name="P177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8">instantly returns an action with data ready to go</text:p>
      <text:p text:style-name="P70">Asynchronous action creator </text:p>
      <text:p text:style-name="P178">takes some time for it to get its data </text:p>
      <text:p text:style-name="P159"/>
      <text:p text:style-name="P71">Middleware in redux</text:p>
      <text:p text:style-name="P179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946295011" text:style-name="L25">
        <text:list-item>
          <text:p text:style-name="P284">middleware – function that gets called with every action we dispatch</text:p>
        </text:list-item>
        <text:list-item>
          <text:p text:style-name="P286">has the ability to STOP, MODIFY, or mess with actions</text:p>
        </text:list-item>
        <text:list-item>
          <text:p text:style-name="P287">tons of open source middlware exist</text:p>
          <text:list>
            <text:list-item>
              <text:p text:style-name="P285"><text:span text:style-name="T49">most popular is dealing with async actions</text:span> </text:p>
            </text:list-item>
          </text:list>
        </text:list-item>
        <text:list-item>
          <text:p text:style-name="P288">use Redux-think for our async issues</text:p>
        </text:list-item>
      </text:list>
      <text:p text:style-name="P159"/>
      <text:p text:style-name="P72">Action Creator Rules</text:p>
      <text:p text:style-name="P72">Normal Rules </text:p>
      <text:list xml:id="list3551872859" text:style-name="L26">
        <text:list-item>
          <text:p text:style-name="P289">action creators return action objects </text:p>
        </text:list-item>
        <text:list-item>
          <text:p text:style-name="P289">must have type property </text:p>
        </text:list-item>
        <text:list-item>
          <text:p text:style-name="P289">optionally have a payload</text:p>
        </text:list-item>
      </text:list>
      <text:p text:style-name="P72"/>
      <text:p text:style-name="P72">Rules with Redux-thunk</text:p>
      <text:list xml:id="list2045340677" text:style-name="L27">
        <text:list-item>
          <text:p text:style-name="P350">ACTION CREATORS CAN RETURN ACTION OBJECTS </text:p>
          <text:list>
            <text:list-item>
              <text:p text:style-name="P350">CAN RETURN <text:span text:style-name="T50">ASYNC</text:span> FUNCTIONS </text:p>
            </text:list-item>
          </text:list>
        </text:list-item>
        <text:list-item>
          <text:p text:style-name="P290">must have type property </text:p>
        </text:list-item>
        <text:list-item>
          <text:p text:style-name="P290">optionally have a payload</text:p>
        </text:list-item>
      </text:list>
      <text:p text:style-name="P159"/>
      <text:p text:style-name="P73">In redux thunk, <text:span text:style-name="T2">the middleware takes the action and evaluates it. Is it a object or a function?</text:span></text:p>
      <text:p text:style-name="P183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9">dispatch</text:p>
      <text:p text:style-name="P159"/>
      <text:p text:style-name="P74">Rules for reducers </text:p>
      <text:list xml:id="list414986565" text:style-name="L28">
        <text:list-item>
          <text:p text:style-name="P291"><text:span text:style-name="T18">must not return value of undefined</text:span> </text:p>
        </text:list-item>
        <text:list-item>
          <text:p text:style-name="P294">produces state/data to be used inside your app using the previous state and action ???</text:p>
          <text:list>
            <text:list-item>
              <text:p text:style-name="P295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51">On the next time, reducer will take state v1 and action #2 to produce a state v2</text:p>
            </text:list-item>
          </text:list>
        </text:list-item>
        <text:list-item>
          <text:p text:style-name="P296">must not return reach ‘out of itself’ to decide what value to return (reducers are pure)</text:p>
          <text:list>
            <text:list-item>
              <text:p text:style-name="P292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97">must not mutate its input state argument ???</text:p>
          <text:list>
            <text:list-item>
              <text:p text:style-name="P293"><text:s/><text:span text:style-name="T51">example state = {name: ‘sam’}</text:span></text:p>
            </text:list-item>
            <text:list-item>
              <text:p text:style-name="P298">NEVER MUTATE THE STATE’s name. </text:p>
              <text:list>
                <text:list-item>
                  <text:p text:style-name="P299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0"/>
      <text:p text:style-name="P75">More on equality of arrays and objects </text:p>
      <text:p text:style-name="P181">const num1 = {value:1}</text:p>
      <text:p text:style-name="P181">const num2 = {value:1}</text:p>
      <text:p text:style-name="P181">num1 === num2</text:p>
      <text:p text:style-name="P181">//not true</text:p>
      <text:p text:style-name="P76"><text:soft-page-break/>Options to update state in reducers</text:p>
      <text:list xml:id="list2152341235" text:style-name="L29">
        <text:list-item>
          <text:p text:style-name="P352">Removing an element</text:p>
          <text:list>
            <text:list-item>
              <text:p text:style-name="P300"><text:s/>state.filter( elem =&gt; elem !==”hi”)</text:p>
            </text:list-item>
          </text:list>
        </text:list-item>
        <text:list-item>
          <text:p text:style-name="P352">adding an element </text:p>
          <text:list>
            <text:list-item>
              <text:p text:style-name="P301">[...state, elem]</text:p>
            </text:list-item>
          </text:list>
        </text:list-item>
        <text:list-item>
          <text:p text:style-name="P352">replacing an element in an array </text:p>
          <text:list>
            <text:list-item>
              <text:p text:style-name="P302">state.map(el =&gt; el === ‘hi’ ? Bye: el)</text:p>
            </text:list-item>
          </text:list>
        </text:list-item>
        <text:list-item>
          <text:p text:style-name="P352">updating a property in an object </text:p>
          <text:list>
            <text:list-item>
              <text:p text:style-name="P303">{… state, name: ‘sam’}</text:p>
            </text:list-item>
          </text:list>
        </text:list-item>
        <text:list-item>
          <text:p text:style-name="P353">adding a property in an object</text:p>
          <text:list>
            <text:list-item>
              <text:p text:style-name="P353"><text:span text:style-name="T9">{ … state, age : 30}</text:span> </text:p>
            </text:list-item>
          </text:list>
        </text:list-item>
        <text:list-item>
          <text:p text:style-name="P352">removing a property from an object</text:p>
          <text:list>
            <text:list-item>
              <text:p text:style-name="P304">{ … state, age: undefined} <text:span text:style-name="T53">USE LODASH LIBRARY WITH THIS</text:span></text:p>
              <text:list>
                <text:list-item>
                  <text:p text:style-name="P305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9"/>
      <text:p text:style-name="P77">Project 8 specific:</text:p>
      <text:p text:style-name="P182">Rendering author and relevant blog posts </text:p>
      <text:list xml:id="list3184453566" text:style-name="L30">
        <text:list-item>
          <text:p text:style-name="P306">fetch posts</text:p>
        </text:list-item>
        <text:list-item>
          <text:p text:style-name="P306">show posts in PostList </text:p>
        </text:list-item>
        <text:list-item>
          <text:p text:style-name="P306">each elem in postList will show userheader </text:p>
        </text:list-item>
        <text:list-item>
          <text:p text:style-name="P306">userheader is given ID of user to show </text:p>
        </text:list-item>
        <text:list-item>
          <text:p text:style-name="P306">each userheader attempts to fetch its user </text:p>
          <text:list>
            <text:list-item>
              <text:p text:style-name="P306">multiple users issues fetch requests</text:p>
            </text:list-item>
          </text:list>
        </text:list-item>
        <text:list-item>
          <text:p text:style-name="P306">show the users name in user header</text:p>
        </text:list-item>
      </text:list>
      <text:p text:style-name="P159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4"/>
      <text:p text:style-name="P184"/>
      <text:p text:style-name="P235">Notes on React-Router</text:p>
      <text:p text:style-name="P185">App challenges</text:p>
      <text:list xml:id="list2649237606" text:style-name="L31">
        <text:list-item>
          <text:p text:style-name="P307">navigate seperate pages in application </text:p>
        </text:list-item>
        <text:list-item>
          <text:p text:style-name="P307">allow a user to login/logou</text:p>
        </text:list-item>
        <text:list-item>
          <text:p text:style-name="P307">handle forms in redux </text:p>
        </text:list-item>
        <text:list-item>
          <text:p text:style-name="P307">master CRUD operations in react/redux </text:p>
        </text:list-item>
        <text:list-item>
          <text:p text:style-name="P307">good error handling!</text:p>
        </text:list-item>
      </text:list>
      <text:p text:style-name="P159"/>
      <text:p text:style-name="P80">More on React Router </text:p>
      <text:p text:style-name="P186"><text:span text:style-name="T18">React-router</text:span> – core nagivation lib, Dont install manually </text:p>
      <text:p text:style-name="P186"><text:span text:style-name="T18">react-router-dom </text:span>– navigation for dom-based apps </text:p>
      <text:p text:style-name="P186"><text:span text:style-name="T18">react-router-native </text:span>– navigation for react-native apps </text:p>
      <text:p text:style-name="P186"><text:span text:style-name="T18">react-router-redu</text:span>x – bindings between redux and react router, <text:span text:style-name="T54">avoid this!</text:span></text:p>
      <text:p text:style-name="P159"/>
      <text:p text:style-name="P187">Adding in React-router</text:p>
      <text:p text:style-name="P159">import {BrowserRouter, Route} from 'react-router-dom';</text:p>
      <text:p text:style-name="P159"/>
      <text:p text:style-name="P159"/>
      <text:p text:style-name="P81"><text:soft-page-break/>How does it work?</text:p>
      <text:p text:style-name="P188">React-router only cares about location after domain definition </text:p>
      <text:p text:style-name="P188">ex. </text:p>
      <text:p text:style-name="P188">localhost:3000 → /</text:p>
      <text:p text:style-name="P188">localhost:3000/pageone → /pageone</text:p>
      <text:p text:style-name="P188">localhost:3000/posts/5 <text:s/>→ <text:span text:style-name="T55">/ </text:span><text:span text:style-name="T56">post /5</text:span></text:p>
      <text:p text:style-name="P190"/>
      <text:p text:style-name="P82">Once <text:span text:style-name="T57">BrowserRouter</text:span> is created, history object is created. </text:p>
      <text:p text:style-name="P189">History object keeps track of browser path </text:p>
      <text:p text:style-name="P191">Once router sees change in path, it matches it with the routes and loads up content that matches the path</text:p>
      <text:p text:style-name="P191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2"><text:s text:c="10"/>&lt;Route path="/" exact component={PageOne}&gt;</text:p>
      <text:p text:style-name="P195">Explaining <text:span text:style-name="T18">exact.</text:span></text:p>
      <text:p text:style-name="P195"><text:span text:style-name="T18"><text:tab/></text:span><text:span text:style-name="T28">This will only show routes with an extracted path that matches the above’s route path. </text:span></text:p>
      <text:list xml:id="list1606507006" text:style-name="L32">
        <text:list-item>
          <text:p text:style-name="P308"><text:span text:style-name="T28">I</text:span><text:span text:style-name="T18">t evaluates extractedpath=== path</text:span></text:p>
        </text:list-item>
      </text:list>
      <text:p text:style-name="P196"><text:span text:style-name="T18">URL: </text:span>localhost:3000/page1</text:p>
      <text:p text:style-name="P192"><text:s text:c="10"/>&lt;Route path="/" component={PageOne}&gt;</text:p>
      <text:p text:style-name="P193"><text:tab/>&lt;Route path="/<text:span text:style-name="T58">page1</text:span>" component={Page<text:span text:style-name="T61">Three</text:span>}&gt;</text:p>
      <text:list xml:id="list2303801040" text:style-name="L33">
        <text:list-item>
          <text:p text:style-name="P309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4">Example </text:p>
      <text:p text:style-name="P194"><text:s text:c="10"/>&lt;Route path="/" <text:s/>component={PageOne}&gt;</text:p>
      <text:p text:style-name="P194"><text:s text:c="10"/>&lt;Route path="/" <text:s/>component={Page<text:span text:style-name="T60">Two</text:span>}&gt;</text:p>
      <text:p text:style-name="P159"/>
      <text:p text:style-name="P159"/>
      <text:p text:style-name="P85">DONT USE ANCHOR TAGS IN REACT ROUTER </text:p>
      <text:p text:style-name="P86">Navigating with anchor tags <text:span text:style-name="T2">will cause the state data to be dumped! </text:span></text:p>
      <text:p text:style-name="P200"/>
      <text:p text:style-name="P87">Instead use link</text:p>
      <text:p text:style-name="P159"><text:s text:c="4"/>&lt;Link to=<text:span text:style-name="T62">&lt;path&gt;</text:span>&gt; Page1 &lt;/Link&gt;</text:p>
      <text:p text:style-name="P159"><text:s text:c="4"/>&lt;Link to="/"&gt; Page1 &lt;/Link&gt;</text:p>
      <text:p text:style-name="P197"><text:soft-page-break/>React-router prevents Link showing up as an anchor tag from fetching newpage. </text:p>
      <text:p text:style-name="P197"/>
      <text:p text:style-name="P88">More on React Router </text:p>
      <text:p text:style-name="P198">there are 3 types of routers made available . The only difference on all of them is how they evaluate the url</text:p>
      <text:list xml:id="list1562927795" text:style-name="L34">
        <text:list-item>
          <text:p text:style-name="P310">browser router </text:p>
          <text:list>
            <text:list-item>
              <text:p text:style-name="P310">looks for everything after the TLD </text:p>
            </text:list-item>
            <text:list-item>
              <text:p text:style-name="P311">most complicated router <text:span text:style-name="T63">to make work </text:span></text:p>
              <text:list>
                <text:list-item>
                  <text:p text:style-name="P354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10">Hashrouter </text:p>
          <text:list>
            <text:list-item>
              <text:p text:style-name="P310">looks for everything after the #</text:p>
            </text:list-item>
            <text:list-item>
              <text:p text:style-name="P312">lot more flexible for web servers</text:p>
            </text:list-item>
          </text:list>
        </text:list-item>
        <text:list-item>
          <text:p text:style-name="P310">memoryrouter</text:p>
          <text:list>
            <text:list-item>
              <text:p text:style-name="P310">doesnt use the URL to track navigation</text:p>
            </text:list-item>
          </text:list>
        </text:list-item>
      </text:list>
      <text:p text:style-name="P159"/>
      <text:p text:style-name="P89">ERROR – YOU SHOULD NOT USE LINK OUTSIDE OF ROUTER</text:p>
      <text:p text:style-name="P199">Instead, put header under browser router. VIOLA! ITS DONE!</text:p>
      <text:p text:style-name="P199"/>
      <text:p text:style-name="P236">Notes on Oauth authentication</text:p>
      <text:list xml:id="list1750797328" text:style-name="L35">
        <text:list-item>
          <text:p text:style-name="P313">use identity provider to authenticate into app </text:p>
        </text:list-item>
        <text:list-item>
          <text:p text:style-name="P314">outside provider notifies app if authentication is successful or not</text:p>
        </text:list-item>
        <text:list-item>
          <text:p text:style-name="P315">it provides back user information (if you have configured this from the identity provider side)</text:p>
        </text:list-item>
      </text:list>
      <text:p text:style-name="P160"/>
      <text:p text:style-name="P90">Oauth for Servers </text:p>
      <text:list xml:id="list1185826739" text:style-name="L36">
        <text:list-item>
          <text:p text:style-name="P316">results in token that a server can use to make request on behalf of the user </text:p>
        </text:list-item>
        <text:list-item>
          <text:p text:style-name="P316">used when we have an app that needs to access user data when user isn’t logged in </text:p>
        </text:list-item>
        <text:list-item>
          <text:p text:style-name="P316">difficult to setup because we need to store info about the user </text:p>
        </text:list-item>
      </text:list>
      <text:p text:style-name="P90"/>
      <text:p text:style-name="P90">Oauth for JS Browser Apps</text:p>
      <text:list xml:id="list581618428" text:style-name="L37">
        <text:list-item>
          <text:p text:style-name="P317">results In a <text:s/>token that a browser app can use to make requests on behalf of the user </text:p>
        </text:list-item>
        <text:list-item>
          <text:p text:style-name="P317">access user data when the user IS LOGGED IN </text:p>
        </text:list-item>
        <text:list-item>
          <text:p text:style-name="P317">easy to setup </text:p>
        </text:list-item>
      </text:list>
      <text:p text:style-name="P91">How to hookup the 0auth library </text:p>
      <text:list xml:id="list3910107258" text:style-name="L38">
        <text:list-item>
          <text:p text:style-name="P318">new project in console.developers.google.com </text:p>
        </text:list-item>
        <text:list-item>
          <text:p text:style-name="P318">setup 0auth confirmation screen </text:p>
        </text:list-item>
        <text:list-item>
          <text:p text:style-name="P318">generate an 0auth clientID</text:p>
        </text:list-item>
        <text:list-item>
          <text:p text:style-name="P318">install google’s api library , initialize with 0auth client ID</text:p>
        </text:list-item>
        <text:list-item>
          <text:p text:style-name="P318">make sure the lib gets called any time the user clicks on ‘Login with Google’</text:p>
        </text:list-item>
        <text:list-item>
          <text:p text:style-name="P318"/>
        </text:list-item>
      </text:list>
      <text:p text:style-name="Standard"/>
      <text:p text:style-name="P93">Important methods for gapi</text:p>
      <text:p text:style-name="P201">.issignedin.get() </text:p>
      <text:list xml:id="list3200227534" text:style-name="L39">
        <text:list-item>
          <text:p text:style-name="P319">returns if user is signed in </text:p>
        </text:list-item>
      </text:list>
      <text:p text:style-name="P201"/>
      <text:p text:style-name="P92">Auth component</text:p>
      <text:list xml:id="list2710502398" text:style-name="L40">
        <text:list-item>
          <text:p text:style-name="P355"><text:span text:style-name="T2">get a reference </text:span><text:span text:style-name="T11">to</text:span><text:span text:style-name="T2"> auth object </text:span></text:p>
          <text:list>
            <text:list-item>
              <text:p text:style-name="P355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20">figure out if user is currently signed in </text:p>
        </text:list-item>
        <text:list-item>
          <text:p text:style-name="P320"><text:soft-page-break/>print their authentication status on the screen </text:p>
        </text:list-item>
      </text:list>
      <text:p text:style-name="P241"/>
      <text:p text:style-name="P242">Redux Architecture</text:p>
      <text:p text:style-name="P24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9"/>
      <text:p text:style-name="P94">Redux form to debug redux store </text:p>
      <text:list xml:id="list1351584937" text:style-name="L41">
        <text:list-item>
          <text:p text:style-name="P321">Install the extension to look at the redux store</text:p>
          <text:list>
            <text:list-item>
              <text:p text:style-name="P321">https://github.com/zalmoxisus/redux-devtools-extension</text:p>
            </text:list-item>
          </text:list>
        </text:list-item>
        <text:list-item>
          <text:p text:style-name="P321"><text:span text:style-name="T64">Add extension from Chrome Dev Store</text:span> </text:p>
        </text:list-item>
        <text:list-item>
          <text:p text:style-name="P323">Add in this code </text:p>
        </text:list-item>
      </text:list>
      <text:p text:style-name="P203">//all in root index.js directory</text:p>
      <text:p text:style-name="P203"/>
      <text:p text:style-name="P203">import {createStore, applyMiddleware, compose} from 'redux';</text:p>
      <text:p text:style-name="P203"/>
      <text:p text:style-name="P202">const composeEnhancers= window.__REDUX_DEVTOOLS_EXTENSION_COMPOSE__ || compose;</text:p>
      <text:p text:style-name="P202"/>
      <text:p text:style-name="P202">const store = createStore(</text:p>
      <text:p text:style-name="P202"><text:s text:c="2"/>reducers,</text:p>
      <text:p text:style-name="P202"><text:s text:c="2"/>composeEnhancers(applyMiddleware())</text:p>
      <text:p text:style-name="P202">);</text:p>
      <text:list xml:id="list174911061142737" text:continue-numbering="true" text:style-name="L41">
        <text:list-header>
          <text:p text:style-name="P322"/>
        </text:list-header>
        <text:list-item>
          <text:p text:style-name="P324">localhost:3000?debug_session=asdasd</text:p>
        </text:list-item>
        <text:list-item>
          <text:p text:style-name="P356">This allows you to save redux state data during refreshes.</text:p>
        </text:list-item>
      </text:list>
      <text:p text:style-name="P159"/>
      <text:p text:style-name="P159"/>
      <text:p text:style-name="P237">Notes on Redux Form</text:p>
      <text:p text:style-name="P95">Handling Form data in Redux, <text:span text:style-name="T65">instead</text:span> of DOM</text:p>
      <text:p text:style-name="P204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5">This is all included in the <text:span text:style-name="T18">redux form reducer.</text:span></text:p>
      <text:p text:style-name="P102"/>
      <text:p text:style-name="P97">How to validate React Form input fields </text:p>
      <text:list xml:id="list1822743886" text:style-name="L42">
        <text:list-item>
          <text:p text:style-name="P325">After form is rendered, it passes values to function validate(formValues)</text:p>
        </text:list-item>
        <text:list-item>
          <text:p text:style-name="P357">validate(formvalues) <text:span text:style-name="T2">is user defined</text:span></text:p>
        </text:list-item>
        <text:list-item>
          <text:p text:style-name="P326">check if the user entered in valid inputs</text:p>
          <text:list>
            <text:list-item>
              <text:p text:style-name="P326">yes: <text:s/></text:p>
            </text:list-item>
            <text:list-item>
              <text:p text:style-name="P326">no: </text:p>
            </text:list-item>
          </text:list>
        </text:list-item>
      </text:list>
      <text:p text:style-name="P209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6">Example of records </text:p>
      <text:p text:style-name="P206">get /streams <text:s/>- get all records</text:p>
      <text:p text:style-name="P206">get <text:span text:style-name="T55">streams</text:span><text:span text:style-name="T67">/:id – get a specific record</text:span></text:p>
      <text:p text:style-name="P159"/>
      <text:p text:style-name="P159"/>
      <text:p text:style-name="P100"><text:soft-page-break/>setting up an API server </text:p>
      <text:p text:style-name="P207">use json-server</text:p>
      <text:p text:style-name="P207"/>
      <text:p text:style-name="P101">Total creators in our action creators </text:p>
      <text:p text:style-name="P208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0"><text:span text:style-name="T69">v</text:span>ar a = "whatever";</text:p>
      <text:p text:style-name="P210">var b = {};</text:p>
      <text:p text:style-name="P210">b[a] = 20;</text:p>
      <text:p text:style-name="P210">alert(b["whatever"]); // shows 20</text:p>
      <text:p text:style-name="P104"/>
      <text:p text:style-name="P104"/>
      <text:p text:style-name="P211">const stream = (state={}, action) =&gt;{</text:p>
      <text:p text:style-name="P211"><text:tab/>switch(action.type){</text:p>
      <text:p text:style-name="P211"/>
      <text:p text:style-name="P211"><text:tab/>case EDIT_STREAM:</text:p>
      <text:p text:style-name="P211"><text:tab/>const newState{...state, stream.map(e =&gt; e.)}</text:p>
      <text:p text:style-name="P211"><text:tab/>newState[action.payload.id]= action.payload</text:p>
      <text:p text:style-name="P211"><text:tab/>return newState</text:p>
      <text:p text:style-name="P211"/>
      <text:p text:style-name="P211"/>
      <text:p text:style-name="P211"><text:tab/><text:span text:style-name="T68">return {...state, [action.payload.id] : action.payload}</text:span></text:p>
      <text:p text:style-name="P211"/>
      <text:p text:style-name="P211"><text:tab/>default:</text:p>
      <text:p text:style-name="P211"><text:tab/>return state;</text:p>
      <text:p text:style-name="P211">}</text:p>
      <text:p text:style-name="P211">}</text:p>
      <text:p text:style-name="P211"/>
      <text:p text:style-name="P106">Concactinating an array of objects </text:p>
      <text:p text:style-name="P212">_.mapKeys(action.payload,'id')</text:p>
      <text:p text:style-name="P213"><text:soft-page-break/><text:span text:style-name="T29">m</text:span><text:span text:style-name="T18">ake an object an array of objects</text:span></text:p>
      <text:p text:style-name="P107">Object.values(state.streams)</text:p>
      <text:p text:style-name="P211"/>
      <text:p text:style-name="P108">Intentional Navigation </text:p>
      <text:p text:style-name="P214">User clicks on a link to go to another page</text:p>
      <text:p text:style-name="P214"/>
      <text:p text:style-name="P108">Programmatic Navigation</text:p>
      <text:p text:style-name="P214"><text:span text:style-name="T70">Program</text:span> redirects user to another link</text:p>
      <text:p text:style-name="P159"/>
      <text:p text:style-name="P109">When to navigate the user?</text:p>
      <text:p text:style-name="P215">Handle any requests made first, deal with success or failures of creation requests, then navigate user afterwards</text:p>
      <text:p text:style-name="P159"/>
      <text:p text:style-name="P110">History object in BrowserReactor</text:p>
      <text:p text:style-name="P110"><text:s/><text:span text:style-name="T14">To get access to history via non-reactive component is </text:span></text:p>
      <text:list xml:id="list3113547369" text:style-name="L43">
        <text:list-item>
          <text:p text:style-name="P327">use browser router to pass history object to component </text:p>
        </text:list-item>
        <text:list-item>
          <text:p text:style-name="P327">use component to pass history object to action creator</text:p>
        </text:list-item>
      </text:list>
      <text:p text:style-name="P159"/>
      <text:p text:style-name="P159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6">Using the URL to determine when a stream has been selected.</text:p>
      <text:p text:style-name="P159"/>
      <text:p text:style-name="P159"/>
      <text:p text:style-name="P112">Notes on Component Isolation with React Router</text:p>
      <text:list xml:id="list3200642410" text:style-name="L44">
        <text:list-item>
          <text:p text:style-name="P328">user types in streams/edit/3 then hits enter</text:p>
        </text:list-item>
        <text:list-item>
          <text:p text:style-name="P328">user loads application</text:p>
        </text:list-item>
        <text:list-item>
          <text:p text:style-name="P328">redux state object is empty</text:p>
        </text:list-item>
        <text:list-item>
          <text:p text:style-name="P328">try to select stream 3</text:p>
        </text:list-item>
        <text:list-item>
          <text:p text:style-name="P328">no streams loaded so its undefined!</text:p>
        </text:list-item>
        <text:list-item>
          <text:p text:style-name="P328">Navigate to /</text:p>
        </text:list-item>
        <text:list-item>
          <text:p text:style-name="P329">streamlist fetchs all out streams, updates redux store</text:p>
        </text:list-item>
        <text:list-item>
          <text:p text:style-name="P330"><text:soft-page-break/>navigate back to <text:span text:style-name="T55">/streams / edit 3</text:span></text:p>
        </text:list-item>
        <text:list-item>
          <text:p text:style-name="P361">state object has values now</text:p>
        </text:list-item>
      </text:list>
      <text:p text:style-name="P243">Each component in react-router needs to fetch its own data. They need to work in isolation.</text:p>
      <text:p text:style-name="P159"/>
      <text:p text:style-name="P113">Notes on initialValyues props in ReduxForm</text:p>
      <text:p text:style-name="P217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8">initialValues is passed to ReduxForm firs, then those values are passed StreamForm</text:p>
      <text:p text:style-name="P159"/>
      <text:p text:style-name="P114">Don’t push values that didn’t change. </text:p>
      <text:p text:style-name="P159"/>
      <text:p text:style-name="P238">Notes on Modal – React Portals</text:p>
      <text:p text:style-name="P115">This will force the user to take action.</text:p>
      <text:p text:style-name="P159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9"/>
      <text:p text:style-name="P117">Notes on React Fragments</text:p>
      <text:p text:style-name="P219">jsx looking element that allows you to return multiple elements to a single variable. </text:p>
      <text:p text:style-name="P220">Invisible element with no impact to the DOM.</text:p>
      <text:p text:style-name="P159"/>
      <text:p text:style-name="P118">Notes on onDismiss prop</text:p>
      <text:p text:style-name="P221">This is a prop that allows passing a function to be called once <text:s/>the modal is dismissed.</text:p>
      <text:p text:style-name="P159">//<text:span text:style-name="T72">parent file </text:span></text:p>
      <text:p text:style-name="P159"><text:s text:c="6"/>&lt;Modal</text:p>
      <text:p text:style-name="P159"><text:s text:c="6"/>title= "Delete Stream"</text:p>
      <text:p text:style-name="P159"><text:s text:c="6"/>content = "Are you sure you want to delete this stream?"</text:p>
      <text:p text:style-name="P159"><text:s text:c="6"/>actions ={actions}</text:p>
      <text:p text:style-name="P159"><text:s text:c="6"/>onDismiss={() =&gt; history.push('/')}</text:p>
      <text:p text:style-name="P159"><text:soft-page-break/><text:s text:c="6"/>/&gt;</text:p>
      <text:p text:style-name="P159"/>
      <text:p text:style-name="P159">//<text:span text:style-name="T72">child file</text:span></text:p>
      <text:p text:style-name="P159">//<text:span text:style-name="T73">modal file</text:span></text:p>
      <text:p text:style-name="P159">onClick={props.onDismiss}</text:p>
      <text:p text:style-name="P159"/>
      <text:p text:style-name="P239">Notes on streaming video</text:p>
      <text:p text:style-name="P119">Notes on switches in React-router </text:p>
      <text:p text:style-name="P222">Helper component – switch </text:p>
      <text:list xml:id="list1433926183" text:style-name="L45">
        <text:list-item>
          <text:p text:style-name="P331">Will look at all these routes and only show 1 of these routes!</text:p>
        </text:list-item>
      </text:list>
      <text:p text:style-name="P159"/>
      <text:p text:style-name="P120">Generating an RTMP server</text:p>
      <text:list xml:id="list2499153001" text:style-name="L46">
        <text:list-item>
          <text:p text:style-name="P332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33">This link will take you to a npm <text:span text:style-name="T74">package</text:span> to run an rtmp server</text:p>
        </text:list-item>
        <text:list-item>
          <text:p text:style-name="P334">install this app then run it.</text:p>
        </text:list-item>
      </text:list>
      <text:p text:style-name="P223"/>
      <text:p text:style-name="P223">Then install <text:span text:style-name="T18">OBS screen recorder </text:span></text:p>
      <text:p text:style-name="P224">IN OBS, add the settings:</text:p>
      <text:list xml:id="list2106474021" text:style-name="L47">
        <text:list-item>
          <text:p text:style-name="P335">create a scene</text:p>
        </text:list-item>
        <text:list-item>
          <text:p text:style-name="P335">add sources (video and audio input)</text:p>
          <text:list>
            <text:list-item>
              <text:p text:style-name="P335">Error – Video recording failed? Go to settings → output → change software to 264</text:p>
            </text:list-item>
          </text:list>
        </text:list-item>
      </text:list>
      <text:p text:style-name="P224"/>
      <text:p text:style-name="P159"/>
      <text:p text:style-name="P159">http-flv</text:p>
      <text:p text:style-name="P225">This is the video streaming that is enabled.</text:p>
      <text:p text:style-name="P159"/>
      <text:p text:style-name="P159"/>
      <text:p text:style-name="P240">Notes on React Context</text:p>
      <text:p text:style-name="P226">Two systems</text:p>
      <text:list xml:id="list3790002976" text:style-name="L48">
        <text:list-item>
          <text:p text:style-name="P336">props system – pass any data from parent component to a direct child component</text:p>
        </text:list-item>
      </text:list>
      <text:p text:style-name="P226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74912724482838" text:continue-numbering="true" text:style-name="L48">
        <text:list-item>
          <text:p text:style-name="P358"><text:soft-page-break/>context system – <text:span text:style-name="T2">pass data from any parent component to a any child component</text:span></text:p>
        </text:list-item>
      </text:list>
      <text:p text:style-name="P159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0T17:49:10.025083707</dc:date>
    <meta:editing-duration>P2DT15H43M47S</meta:editing-duration>
    <meta:editing-cycles>401</meta:editing-cycles>
    <meta:generator>LibreOffice/6.0.7.3$Linux_X86_64 LibreOffice_project/00m0$Build-3</meta:generator>
    <meta:document-statistic meta:table-count="0" meta:image-count="22" meta:object-count="0" meta:page-count="24" meta:paragraph-count="582" meta:word-count="3489" meta:character-count="21035" meta:non-whitespace-character-count="17926"/>
  </office:meta>
</office:document-meta>
</file>